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544.74pt" svg:height="393.05pt" svg:x="302.6pt" svg:y="75.29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2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2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2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2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2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2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2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2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2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2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2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2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2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2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2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2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2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2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2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05:55:15.64674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6T14:35:18.588482854</dc:date>
    <meta:editing-duration>PT19M3S</meta:editing-duration>
    <meta:editing-cycles>5</meta:editing-cycles>
    <meta:generator>LibreOffice/5.2.7.2$Linux_X86_64 LibreOffice_project/2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6cm" svg:height="13.867cm" xlink:href=".." xlink:type="simple" chart:class="chart:scatter" chart:style-name="ch1">
        <chart:legend chart:legend-position="end" svg:x="50.612cm" svg:y="6.385cm" style:legend-expansion="high" chart:style-name="ch2"/>
        <chart:plot-area chart:style-name="ch3" table:cell-range-address="maxspeeds3.A2:maxspeeds3.B222 maxspeeds3.D2:maxspeeds3.D81" chart:data-source-has-labels="row" svg:x="1.089cm" svg:y="0.277cm" svg:width="48.434cm" svg:height="13.313cm">
          <chartooo:coordinate-region svg:x="1.71cm" svg:y="0.476cm" svg:width="47.533cm" svg:height="12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8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